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846in"/>
    </style:style>
    <style:style style:name="co2" style:family="table-column">
      <style:table-column-properties fo:break-before="auto" style:column-width="1.8598in"/>
    </style:style>
    <style:style style:name="co3" style:family="table-column">
      <style:table-column-properties fo:break-before="auto" style:column-width="3.2807in"/>
    </style:style>
    <style:style style:name="ro1" style:family="table-row">
      <style:table-row-properties style:row-height="1.0744in" fo:break-before="auto" style:use-optimal-row-height="false"/>
    </style:style>
    <style:style style:name="ro2" style:family="table-row">
      <style:table-row-properties style:row-height="1.6736in" fo:break-before="auto" style:use-optimal-row-height="false"/>
    </style:style>
    <style:style style:name="ro3" style:family="table-row">
      <style:table-row-properties style:row-height="1.38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color="#606060" style:text-outline="false" style:text-line-through-style="none" style:text-line-through-type="none" style:font-name="Arial" fo:font-size="9.5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fo:color="#606060" style:text-outline="false" style:text-line-through-style="none" style:text-line-through-type="none" style:font-name="Arial1" fo:font-size="9.5pt" fo:language="en" fo:country="US" fo:font-style="normal" fo:text-shadow="none" style:text-underline-style="none" fo:font-weight="normal" style:text-underline-mode="continuous" style:text-overline-mode="continuous" style:text-line-through-mode="continuous" style:font-name-asian="DejaVu Sans" style:font-size-asian="9.5pt" style:language-asian="en" style:country-asian="US" style:font-style-asian="normal" style:font-weight-asian="normal" style:font-name-complex="DejaVu Sans" style:font-size-complex="9.5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fo:color="#0000ff" style:text-outline="false" style:text-line-through-style="none" style:text-line-through-type="none" style:font-name="Arial" fo:font-size="9.5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606060" fo:font-weight="normal" fo:font-style="normal" fo:letter-spacing="normal" style:font-size-asian="9.5pt" style:font-size-complex="9.5pt" style:font-weight-asian="normal" style:font-weight-complex="normal" style:font-style-asian="normal" style:font-style-complex="normal"/>
    </style:style>
    <style:style style:name="T2" style:family="text">
      <style:text-properties style:font-size-asian="9.5pt" style:font-size-complex="9.5pt"/>
    </style:style>
    <style:style style:name="T3" style:family="text">
      <style:text-properties fo:color="#606060" fo:font-size="9.5pt" fo:font-weight="normal" fo:font-style="normal" fo:letter-spacing="normal" style:font-weight-asian="normal" style:font-weight-complex="normal" style:font-style-asian="normal" style:font-style-complex="normal"/>
    </style:style>
    <style:style style:name="T4" style:family="text">
      <style:text-properties fo:color="#606060" fo:font-size="9.5pt"/>
    </style:style>
    <style:style style:name="T5" style:family="text">
      <style:text-properties fo:color="#606060" fo:letter-spacing="normal"/>
    </style:style>
    <style:style style:name="T6" style:family="text">
      <style:text-properties fo:color="#606060" fo:letter-spacing="normal" fo:font-size="9.5pt" fo:font-weight="normal" fo:font-style="normal" style:font-weight-asian="normal" style:font-weight-complex="normal" style:font-style-asian="normal" style:font-style-complex="normal"/>
    </style:style>
  </office:automatic-styles>
  <office:body>
    <office:spreadsheet>
      <table:table table:name="Sheet1" table:style-name="ta1">
        <table:table-column table:style-name="co1" table:default-cell-style-name="ce1"/>
        <table:table-column table:style-name="co2" table:number-columns-repeated="2" table:default-cell-style-name="ce1"/>
        <table:table-column table:style-name="co3" table:default-cell-style-name="ce1"/>
        <table:table-column table:style-name="co2" table:number-columns-repeated="1020" table:default-cell-style-name="ce1"/>
        <table:table-row table:style-name="ro1">
          <table:table-cell office:value-type="string" calcext:value-type="string">
            <text:p>Comment</text:p>
          </table:table-cell>
          <table:table-cell office:value-type="string" calcext:value-type="string">
            <text:p>Type</text:p>
          </table:table-cell>
          <table:table-cell office:value-type="string" calcext:value-type="string">
            <text:p>Reviewer</text:p>
          </table:table-cell>
          <table:table-cell office:value-type="string" calcext:value-type="string">
            <text:p>Thoughts</text:p>
          </table:table-cell>
          <table:table-cell office:value-type="string" calcext:value-type="string">
            <text:p>Response</text:p>
          </table:table-cell>
          <table:table-cell office:value-type="string" calcext:value-type="string">
            <text:p>Status</text:p>
          </table:table-cell>
          <table:table-cell table:number-columns-repeated="1018"/>
        </table:table-row>
        <table:table-row table:style-name="ro1">
          <table:table-cell table:style-name="ce2" office:value-type="string" calcext:value-type="string">
            <text:p>Your paper has now been seen by three referees. All reviewers highlight that the proposed method will in principle be of interest, however in particular reviewers 1 &amp; 3 highlight major concerns that currently preclude publication. If you are preparing a revision, we would request compelling evidence that the method adds practical utility compared to the state of art. Both reviewers 1&amp;3 request additional comparisons with existing strategies to detect outlying samples. Also, the referees highlight complementary applications to dissect cryptic structure, which may be worth considering.</text:p>
          </table:table-cell>
          <table:table-cell office:value-type="string" calcext:value-type="string">
            <text:p>Overview</text:p>
          </table:table-cell>
          <table:table-cell office:value-type="string" calcext:value-type="string">
            <text:p>Editor</text:p>
          </table:table-cell>
          <table:table-cell table:number-columns-repeated="1021"/>
        </table:table-row>
        <table:table-row table:style-name="ro1">
          <table:table-cell table:style-name="ce2" office:value-type="string" calcext:value-type="string">
            <text:p>In this work, Schlauch et al. “propose a formal statistical test [STEGO] that assesses whether two study subjects come from the same population and whether they are unrelated”. The proposed similarity index ingeniously gives more weight to rare variants (as they are more informative about recent population separations on the sub-continental level) and it can be calculated for both haploid and diploid genomes. The authors also propose a formal test for heterogeneity; quantify the relation between the new statistic s and kinship coefficient φ; and also provide a useful power calculation formula (which is validated by well-designed simulations). Finally, the authors apply their method to the 26 1000 Genomes Project populations and discover cases of substructure and cryptic relatedness beyond what has been previously reported using established methodologies. Finally, the genetic relationship matrix based on the new method seems to separate closely related populations with better resolution compared to the standard variance-covariance matrix.</text:p>
          </table:table-cell>
          <table:table-cell office:value-type="string" calcext:value-type="string">
            <text:p>Overview</text:p>
          </table:table-cell>
          <table:table-cell office:value-type="string" calcext:value-type="string">
            <text:p>Reviewer 1</text:p>
          </table:table-cell>
          <table:table-cell table:number-columns-repeated="1021"/>
        </table:table-row>
        <table:table-row table:style-name="ro1">
          <table:table-cell table:style-name="ce2" office:value-type="string" calcext:value-type="string">
            <text:p>The manuscript is well written, the argument easy to follow and the testing of the algorithm properly carried out. However, the impact of the method on the overall improvement of a hypothetical QC pipeline is somewhat undermined by the fact that, after cleaning the 1000GP dataset for related individuals with established protocols, the discovery of additional structure/relatedness by STEGO fell down significantly. This is not to discredit the overall superiority of STEGO compared to established methods, but it seems to provide little incremental improvement compared to standard QC analysis – at least for the 1000GP data.</text:p>
          </table:table-cell>
          <table:table-cell office:value-type="string" calcext:value-type="string">
            <text:p>Overview</text:p>
          </table:table-cell>
          <table:table-cell office:value-type="string" calcext:value-type="string">
            <text:p>Reviewer 1</text:p>
          </table:table-cell>
          <table:table-cell table:number-columns-repeated="1021"/>
        </table:table-row>
        <table:table-row table:style-name="ro1">
          <table:table-cell table:style-name="ce2" office:value-type="string" calcext:value-type="string">
            <text:p>Having said that, I believe that the most intriguing finding of this work is the one reported in section 3.3. Given that the decomposition of the STEGO-based GRM seems to separate more efficiently closely related populations, I think STEGO can find some really interesting applications to ancestry prediction and mixed models for gene mapping. The paper could benefit greatly by a slight shift of the focus on these two aspects.</text:p>
          </table:table-cell>
          <table:table-cell office:value-type="string" calcext:value-type="string">
            <text:p>Overview</text:p>
          </table:table-cell>
          <table:table-cell office:value-type="string" calcext:value-type="string">
            <text:p>Reviewer 1</text:p>
          </table:table-cell>
          <table:table-cell table:style-name="ce4" office:value-type="string" calcext:value-type="string">
            <text:p>This is addressed to some degree in the supplement (which may have been overlooked by this reviewer). <text:s/>It might make sense to move Supplementary Figures 2 and 3 into the main text as a way of “shifting the focus”.</text:p>
          </table:table-cell>
          <table:table-cell table:number-columns-repeated="1020"/>
        </table:table-row>
        <table:table-row table:style-name="ro1">
          <table:table-cell table:style-name="ce3" office:value-type="string" calcext:value-type="string">
            <text:p><text:span text:style-name="T1">1. </text:span><text:span text:style-name="T2">As mentioned above, I believe that the true value of a better variance-covariance matrix by STEGO and subsequent PCA lies in that it could benefit ancestry studies whereby one tries to predict the ethnic background of an unknown sample based on a set of pre-calculated SNP weights (see Chen et al., bioinformatics 2013). In such case, a better PCA could increase the resolution of the prediction. It would be nice if the authors added this insight in their discussion.</text:span></text:p>
          </table:table-cell>
          <table:table-cell office:value-type="string" calcext:value-type="string">
            <text:p>Major Comment</text:p>
          </table:table-cell>
          <table:table-cell office:value-type="string" calcext:value-type="string">
            <text:p>Reviewer 1</text:p>
          </table:table-cell>
          <table:table-cell table:style-name="ce4" office:value-type="string" calcext:value-type="string">
            <text:p>This looks like a good point. <text:s/>This is a paper by Alkes, and looks to be relevant.</text:p>
          </table:table-cell>
          <table:table-cell table:number-columns-repeated="1020"/>
        </table:table-row>
        <table:table-row table:style-name="ro2">
          <table:table-cell table:style-name="ce2" office:value-type="string" calcext:value-type="string">
            <text:p>2. In the third paragraph of the Introduction, there is an inaccurate statement about the process of PCA-based outlier removal. Outliers can of course be removed after visual inspection, but EIGENSTRAT’s SMARTPCA actually has a utility that removes outliers across a given number of PC’s and for a given number of iterations (see their manual for details). Please acknowledge this in the text.</text:p>
          </table:table-cell>
          <table:table-cell office:value-type="string" calcext:value-type="string">
            <text:p>Major Comment</text:p>
          </table:table-cell>
          <table:table-cell office:value-type="string" calcext:value-type="string">
            <text:p>Reviewer 1</text:p>
          </table:table-cell>
          <table:table-cell table:style-name="ce4" office:value-type="string" calcext:value-type="string">
            <text:p>I was unaware of this method, and we should rewrite the following sentence “The standard practice is currently to examine the eigenvalue plots visually and to identify outliers by personal judgment on how far study subjects are from the “clouds” of study subjects. As typically up to 10 eigenvectors have to be considered, this process of identifying outliers can</text:p>
            <text:p>become a complicated and subjective procedure.”  And we should reference it.</text:p>
            <text:p/>
          </table:table-cell>
          <table:table-cell table:number-columns-repeated="1020"/>
        </table:table-row>
        <table:table-row table:style-name="ro1">
          <table:table-cell table:style-name="ce2" office:value-type="string" calcext:value-type="string">
            <text:p>3. In the last paragraph of Methods the authors state that [the variance] is independent of samples i and j. The way the statement is written is not clear whether it refers to si,j or var(si,j). I had to read the supplement in order to understand that this statement was about the variance. Please clarify.</text:p>
          </table:table-cell>
          <table:table-cell office:value-type="string" calcext:value-type="string">
            <text:p>Major Comment</text:p>
          </table:table-cell>
          <table:table-cell office:value-type="string" calcext:value-type="string">
            <text:p>Reviewer 1</text:p>
          </table:table-cell>
          <table:table-cell table:style-name="ce4" office:value-type="string" calcext:value-type="string">
            <text:p/>
            <text:p>Note: Reviewer is referring to last paragraph of 2.1</text:p>
          </table:table-cell>
          <table:table-cell office:value-type="string" calcext:value-type="string">
            <text:p>We have clarified this statement with an equation reference to make clear to readers that we are referring to equation (2).</text:p>
          </table:table-cell>
          <table:table-cell office:value-type="string" calcext:value-type="string">
            <text:p>Finished</text:p>
          </table:table-cell>
          <table:table-cell table:number-columns-repeated="1018"/>
        </table:table-row>
        <table:table-row table:style-name="ro1">
          <table:table-cell table:style-name="ce2" office:value-type="string" calcext:value-type="string">
            <text:p>4. In order to better understand the rejection criterion of the null, it would be helpful if the authors stated what the value range of their similarity index is; max(si,j) implies that only very similar individuals matter. What about the highly dissimilar individuals (possibly reflecting population sub-structure as nicely stated in the introduction)?</text:p>
          </table:table-cell>
          <table:table-cell office:value-type="string" calcext:value-type="string">
            <text:p>Major Comment</text:p>
          </table:table-cell>
          <table:table-cell office:value-type="string" calcext:value-type="string">
            <text:p>Reviewer 1</text:p>
          </table:table-cell>
          <table:table-cell table:style-name="ce4" office:value-type="string" calcext:value-type="string">
            <text:p>Note: Appears to be referring to 2.3</text:p>
            <text:p/>
            <text:p>This comment is linked with the next one.  The reviewer is noting that we have two rejection criterion that we use, even though only one is mentioned in 2.3.  The reason is that the “max” is most powerful for related individuals, while the KS is most powerful for substructure</text:p>
          </table:table-cell>
          <table:table-cell table:number-columns-repeated="1020"/>
        </table:table-row>
        <table:table-row table:style-name="ro3">
          <table:table-cell table:style-name="ce2" office:value-type="string" calcext:value-type="string">
            <text:p>5. I am not sure I understand why the authors chose to use the Kolmogorov-Smirnoff test for normality when in section 2.3 they provide a proper test for heterogeneity? Also, is the admittedly conservative nature of the Kolmogorov-Smirnoff test a desirable “flaw” for this particular analysis? Please provide some comments on these issues.</text:p>
          </table:table-cell>
          <table:table-cell office:value-type="string" calcext:value-type="string">
            <text:p>Major Comment</text:p>
          </table:table-cell>
          <table:table-cell office:value-type="string" calcext:value-type="string">
            <text:p>Reviewer 1</text:p>
          </table:table-cell>
          <table:table-cell table:style-name="ce4" office:value-type="string" calcext:value-type="string">
            <text:p>This comment appears to only want us to discuss further...</text:p>
            <text:p>We previously used a binomial test (with success defined as &gt;1), but I recall that the KS test was more powerful.  Since pop structure may manifest itself in a wide range of manners, the generality of KS was preferred over another test which may be more powerful in certain circumstances and less in others.</text:p>
          </table:table-cell>
          <table:table-cell table:number-columns-repeated="1020"/>
        </table:table-row>
        <table:table-row table:style-name="ro1">
          <table:table-cell table:style-name="ce2" office:value-type="string" calcext:value-type="string">
            <text:p>1. In the Abstract section, please remove the word “Abstract” after Motivation.</text:p>
          </table:table-cell>
          <table:table-cell office:value-type="string" calcext:value-type="string">
            <text:p>Minor Comment</text:p>
          </table:table-cell>
          <table:table-cell office:value-type="string" calcext:value-type="string">
            <text:p>Reviewer 1</text:p>
          </table:table-cell>
          <table:table-cell/>
          <table:table-cell office:value-type="string" calcext:value-type="string">
            <text:p>Thank you</text:p>
          </table:table-cell>
          <table:table-cell office:value-type="string" calcext:value-type="string">
            <text:p>Finished</text:p>
          </table:table-cell>
          <table:table-cell table:number-columns-repeated="1018"/>
        </table:table-row>
        <table:table-row table:style-name="ro1">
          <table:table-cell table:style-name="ce2" office:value-type="string" calcext:value-type="string">
            <text:p>2. The reference style does not seem to be appropriate, as most brackets seem to be consistently missing. Please amend.</text:p>
          </table:table-cell>
          <table:table-cell office:value-type="string" calcext:value-type="string">
            <text:p>Minor Comment</text:p>
          </table:table-cell>
          <table:table-cell office:value-type="string" calcext:value-type="string">
            <text:p>Reviewer 1</text:p>
          </table:table-cell>
          <table:table-cell/>
          <table:table-cell office:value-type="string" calcext:value-type="string">
            <text:p>Fixed</text:p>
          </table:table-cell>
          <table:table-cell office:value-type="string" calcext:value-type="string">
            <text:p>Finished</text:p>
          </table:table-cell>
          <table:table-cell table:number-columns-repeated="1018"/>
        </table:table-row>
        <table:table-row table:style-name="ro1">
          <table:table-cell table:style-name="ce2" office:value-type="string" calcext:value-type="string">
            <text:p>3. In Introduction, paragraph 4, there’s an extra “for” in the first sentence. A bit further down, the word “recently” is also repeated twice in the same sentence.</text:p>
          </table:table-cell>
          <table:table-cell office:value-type="string" calcext:value-type="string">
            <text:p>Minor Comment</text:p>
          </table:table-cell>
          <table:table-cell office:value-type="string" calcext:value-type="string">
            <text:p>Reviewer 1</text:p>
          </table:table-cell>
          <table:table-cell/>
          <table:table-cell office:value-type="string" calcext:value-type="string">
            <text:p>Thank you</text:p>
          </table:table-cell>
          <table:table-cell office:value-type="string" calcext:value-type="string">
            <text:p>Finished</text:p>
          </table:table-cell>
          <table:table-cell table:number-columns-repeated="1018"/>
        </table:table-row>
        <table:table-row table:style-name="ro1">
          <table:table-cell table:style-name="ce2" office:value-type="string" calcext:value-type="string">
            <text:p>4. Please make some improvements in the mathematical notation. My understanding is that I[…] in expressions (1) and (2) is an indicator variable followed by its condition? There should be a comment explaining this notation somewhere in the text. Also, please separate with commas or with ifs the values that wk takes from their corresponding conditions in expression (1).</text:p>
          </table:table-cell>
          <table:table-cell office:value-type="string" calcext:value-type="string">
            <text:p>Minor Comment</text:p>
          </table:table-cell>
          <table:table-cell office:value-type="string" calcext:value-type="string">
            <text:p>Reviewer 1</text:p>
          </table:table-cell>
          <table:table-cell table:number-columns-repeated="1021"/>
        </table:table-row>
        <table:table-row table:style-name="ro1">
          <table:table-cell table:style-name="ce2" office:value-type="string" calcext:value-type="string">
            <text:p>5. In section 3.2, second paragraph, please provide the missing year in the reference “(????)”.</text:p>
          </table:table-cell>
          <table:table-cell office:value-type="string" calcext:value-type="string">
            <text:p>Minor Comment</text:p>
          </table:table-cell>
          <table:table-cell office:value-type="string" calcext:value-type="string">
            <text:p>Reviewer 1</text:p>
          </table:table-cell>
          <table:table-cell table:number-columns-repeated="1021"/>
        </table:table-row>
        <table:table-row table:style-name="ro1">
          <table:table-cell table:style-name="ce2" office:value-type="string" calcext:value-type="string">
            <text:p>6. As a general remark, I recommend a careful proofreading to spot/correct further typos.</text:p>
          </table:table-cell>
          <table:table-cell office:value-type="string" calcext:value-type="string">
            <text:p>Minor Comment</text:p>
          </table:table-cell>
          <table:table-cell office:value-type="string" calcext:value-type="string">
            <text:p>Reviewer 1</text:p>
          </table:table-cell>
          <table:table-cell table:number-columns-repeated="1021"/>
        </table:table-row>
        <table:table-row table:style-name="ro1">
          <table:table-cell table:style-name="ce2" office:value-type="string" calcext:value-type="string">
            <text:p>Schlauch propose a method to identify in gwas individuals who are related or population outliers. Specifically, they propose a measure of pairwise similarity based on identify by state between rare variants, then a statistical test for determining if this is significantly higher than expected. Overall, the paper is well structured and written. The method they propose seems sound. I have not tried their software package (STEGO) but as the method is straightforward, I would be surprised if it did not work, and their results indicate it is fast, especially relative to PCs. They have performed a simulation study and verified power of their test, as well as applied to real data from 1000G genomes. Moreover, they propose a way to distinguish between familial relatedness and pop structure - I'm not entirely sure how they separate these two phenomena (as in my mind they are indistinguishable), but this is a nice aspect if correct. My main (although not too severe) criticism is that it would be nice to get a better idea how necessary such a method is - my instinct is that in a gwas, one you remove obvious relatives or outliers, whether you filter out a couple of medium relatives or not is not too impactful on results.</text:p>
          </table:table-cell>
          <table:table-cell office:value-type="string" calcext:value-type="string">
            <text:p>Overview</text:p>
          </table:table-cell>
          <table:table-cell office:value-type="string" calcext:value-type="string">
            <text:p>Reviewer 2</text:p>
          </table:table-cell>
          <table:table-cell table:number-columns-repeated="1021"/>
        </table:table-row>
        <table:table-row table:style-name="ro1">
          <table:table-cell office:value-type="string" calcext:value-type="string">
            <text:p>1. <text:span text:style-name="T3">As I say, ideally for me (as I generally view relatedness as a nuisance variable which hinders gwas) it seems it would be easy to demonstrate the impact on association testing of using your method. I don't think required, but would be nice, say, to show the difference in p-values from your method compared to say just using 5 or 10 pcs or LMM - while the correlation is bound to be very high, does it have much impact, say, on which SNPs are declared associated?</text:span></text:p>
          </table:table-cell>
          <table:table-cell office:value-type="string" calcext:value-type="string">
            <text:p>Maj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2. <text:span text:style-name="T3">As you propose using rare variants only, I think you should test sensitivity to MAF cutoff - ie does it matter too much if you include more common SNPs or reduce the threshold?</text:span></text:p>
          </table:table-cell>
          <table:table-cell office:value-type="string" calcext:value-type="string">
            <text:p>Maj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1. <text:span text:style-name="T3">Page 2, Line 18 - Patterson, Price and Reich 2006 Plos Genetics proposed a test for significant eigenvalues (using the Tracy Widom distribution) which they suggested as a way to determine how many pcs to include in the regression. While this test never really caught on, as most prefer to "eyeball" pc plots, it has a lot in common with your method and I think deserves mention.</text:span></text:p>
          </table:table-cell>
          <table:table-cell office:value-type="string" calcext:value-type="string">
            <text:p>Min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2. <text:span text:style-name="T3">Page 2, Line 12 - would be nice to provide a reference</text:span></text:p>
          </table:table-cell>
          <table:table-cell office:value-type="string" calcext:value-type="string">
            <text:p>Min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3. <text:span text:style-name="T3">The key equation of the paper is (1) - I found this a bit hard to define. To start with, it makes sense to define (say) T = sum_l=1^2n Gik rather than use this clunky expression repeatedly. Also, it would be nice to make clear here how rare variants are weighted more highly (because they have smaller denominator when computing wk).</text:span></text:p>
          </table:table-cell>
          <table:table-cell office:value-type="string" calcext:value-type="string">
            <text:p>Min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4. <text:span text:style-name="T3">On this note, could you provide a plot (maybe supplement) showing how weight varies with MA count? Does it closely follow the standard 1/variance or some other obvious relationship?</text:span></text:p>
          </table:table-cell>
          <table:table-cell office:value-type="string" calcext:value-type="string">
            <text:p>Min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5. <text:span text:style-name="T3">Page 4 - "Given that STEGO weights more highly these rarer alleles, there is increased sensitivity to detection of relatedness" I don't see how this is necessarily true - yes, STEGO weights rarer alleles more highly, but I don't see how increased sensitivity necessarily follows</text:span></text:p>
          </table:table-cell>
          <table:table-cell office:value-type="string" calcext:value-type="string">
            <text:p>Min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6. <text:span text:style-name="T3">Page 3 - For example, in an otherwise homogeneous study group of unrelated individuals a pair of cousins (φ = .0625), with MAF …</text:span></text:p>
          </table:table-cell>
          <table:table-cell office:value-type="string" calcext:value-type="string">
            <text:p>Min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7. <text:span text:style-name="T3">I think this is a good example, but related to my above point, how variable is 2.19 to allele frequencies of SNPs used in equation 1?</text:span></text:p>
          </table:table-cell>
          <table:table-cell office:value-type="string" calcext:value-type="string">
            <text:p>Min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8. <text:span text:style-name="T3">As you recommend using LE SNPs, do you have a recommended pruning threshold? As you are using rare SNPs, I imagine pruning has relatively little effect and only really removes duplicates? (Because correlation falls off fast for rarer variants) Also Page 4, Line 62ish "promoted" seems a strange word to use</text:span></text:p>
          </table:table-cell>
          <table:table-cell office:value-type="string" calcext:value-type="string">
            <text:p>Min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9. <text:span text:style-name="T3">"Interestingly, not all related pairs belonged to the same population groups. We additionally discovered a pair of individuals, HG03998 from the STU" Again, I think this is a good example.</text:span></text:p>
          </table:table-cell>
          <table:table-cell office:value-type="string" calcext:value-type="string">
            <text:p>Minor Comment</text:p>
          </table:table-cell>
          <table:table-cell office:value-type="string" calcext:value-type="string">
            <text:p>Reviewer 2</text:p>
          </table:table-cell>
          <table:table-cell table:number-columns-repeated="1021"/>
        </table:table-row>
        <table:table-row table:style-name="ro1">
          <table:table-cell office:value-type="string" calcext:value-type="string">
            <text:p>10. <text:span text:style-name="T3">My personal view is that the real data example is a bit too long - to me it serves only as a (nice) demonstration of the method, rather than providing particularly novel results. But then I'm a methods guy...</text:span></text:p>
            <text:p><text:span text:style-name="T4">Signed, Doug Speed</text:span></text:p>
          </table:table-cell>
          <table:table-cell office:value-type="string" calcext:value-type="string">
            <text:p>Minor Comment</text:p>
          </table:table-cell>
          <table:table-cell office:value-type="string" calcext:value-type="string">
            <text:p>Reviewer 2</text:p>
          </table:table-cell>
          <table:table-cell table:number-columns-repeated="1021"/>
        </table:table-row>
        <table:table-row table:style-name="ro1">
          <table:table-cell table:style-name="ce2" office:value-type="string" calcext:value-type="string">
            <text:p>The statistic proposed in the manuscript is a clever way to incorporate allele frequency into a statistical test of relatedness.</text:p>
          </table:table-cell>
          <table:table-cell office:value-type="string" calcext:value-type="string">
            <text:p>Overview</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Parts of the paper would be improved by a careful re-write. (see minor comments below for some examples) It’s distracting to continually find syntax and grammar mistakes throughout a manuscript.</text:p>
          </table:table-cell>
          <table:table-cell office:value-type="string" calcext:value-type="string">
            <text:p>Overview</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Citations should probably be enclosed in brackets or parenthesis.</text:p>
          </table:table-cell>
          <table:table-cell office:value-type="string" calcext:value-type="string">
            <text:p>Overview</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Providing more details for the derivation of equations (perhaps in the supplement) would improve reader comprehension. This is only done for equation (2).</text:p>
          </table:table-cell>
          <table:table-cell office:value-type="string" calcext:value-type="string">
            <text:p>Overview</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I would also appreciate more interpretation of the results instead of simply stating them (more on this below).</text:p>
          </table:table-cell>
          <table:table-cell office:value-type="string" calcext:value-type="string">
            <text:p>Overview</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1. The method was motivated by using GWAS as an example but the method principally uses rare variants to identify recent shared ancestry. GWAS don’t tend to survey rare variants. And it’s not entirely clear what the end goal of this method is. It’s motivated with association studies but then doesn’t provide a meaningful way to incorporate the method into association studies (or compare with existing techniques of incorporating relatedness into association studies like LMMs). Is it advocating for removing individuals exhibiting cryptic relatedness? I would argue this is a much too conservative method for correcting for population structure.</text:p>
          </table:table-cell>
          <table:table-cell office:value-type="string" calcext:value-type="string">
            <text:p>Major Comment</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2. The readability of the manuscript could be greatly improved if you had an example to accompany the Methods section. Related to this, it would be helpful to explicitly define each variable you use in equations and explain the intuition behind the fomulas. E.g. “$w_k$ is a weight which increases monotonically with the major allele count for site $k$”. Is I in (1) the indicator function? It might be more clear to define the conditions of (1) in a discrete manner as you defined G as a binary matrix (unless, of course, G_{i,k} can actually take values in \mathbb{R}).</text:p>
          </table:table-cell>
          <table:table-cell office:value-type="string" calcext:value-type="string">
            <text:p>Major Comment</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3. The assumptions required to obtain the functional form of $s{i,j}$ are not well supported in real data. And violations of this assumptions occur throughout the paper. E.g. “Intuitively, we can imagine two subjects which have a kinship coefficient, ϕ, indicating a probability of a randomly chosen allele in each person being identical by descent (IBD).” This seems true for a randomly selected allele, but alleles don’t randomly sort by position. I understand that a method to reduce confounding introduced by LD is to subsample variants, but LD patterns change by population and no guidance is offered in the text on how, specifically, this was done.</text:p>
          </table:table-cell>
          <table:table-cell office:value-type="string" calcext:value-type="string">
            <text:p>Major Comment</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4. It’s impossible to get a sense of the functional form of the runtimes and how they scale with the number of sample or variants by looking at the table at the end of 3.1. I doubt the 30 seconds extra wait time going to prohibit someone from running PCA vs STEGO. Maybe increase the number of samples or variants and show this in a graph. No caption or label on table.</text:p>
          </table:table-cell>
          <table:table-cell office:value-type="string" calcext:value-type="string">
            <text:p>Major Comment</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5. How did you select the 100,000 variants in the 1KGP data? LD varies within and across populations and cannot be characterized by discrete intervals.</text:p>
          </table:table-cell>
          <table:table-cell office:value-type="string" calcext:value-type="string">
            <text:p>Major Comment</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6. How do I interpret Table 1? How does this compare to previous studies? Are these results expected? How do these results compare to methods with use the entire data instead of a subsample? What if you test the known relatives in 1KG data? In general the results lack appropriate comparisons that would inspire confidence in the method as compared to alternatives.</text:p>
          </table:table-cell>
          <table:table-cell office:value-type="string" calcext:value-type="string">
            <text:p>Major Comment</text:p>
          </table:table-cell>
          <table:table-cell office:value-type="string" calcext:value-type="string">
            <text:p>Reviewer 3</text:p>
          </table:table-cell>
          <table:table-cell table:number-columns-repeated="1021"/>
        </table:table-row>
        <table:table-row table:style-name="ro1">
          <table:table-cell table:style-name="ce2" office:value-type="string" calcext:value-type="string">
            <text:p>7. (In regards to Figure 6) It’s not clear that PCA wouldn’t perform just as well by restricting the variants to low minor allele frequency variants.</text:p>
          </table:table-cell>
          <table:table-cell office:value-type="string" calcext:value-type="string">
            <text:p>Major Comment</text:p>
          </table:table-cell>
          <table:table-cell office:value-type="string" calcext:value-type="string">
            <text:p>Reviewer 3</text:p>
          </table:table-cell>
          <table:table-cell table:number-columns-repeated="1021"/>
        </table:table-row>
        <table:table-row table:style-name="ro1">
          <table:table-cell office:value-type="string" calcext:value-type="string">
            <text:p>1. <text:span text:style-name="T3">Page1, line 36: Remove “Abstract” after “Motivation:”</text:span></text:p>
          </table:table-cell>
          <table:table-cell office:value-type="string" calcext:value-type="string">
            <text:p>Minor Comment</text:p>
          </table:table-cell>
          <table:table-cell office:value-type="string" calcext:value-type="string">
            <text:p>Reviewer 3</text:p>
          </table:table-cell>
          <table:table-cell table:number-columns-repeated="1021"/>
        </table:table-row>
        <table:table-row table:style-name="ro1">
          <table:table-cell office:value-type="string" calcext:value-type="string">
            <text:p>2. <text:span text:style-name="T3">Line 44 “1000 genomes project” -&gt; “1000 Genomes Project”</text:span></text:p>
          </table:table-cell>
          <table:table-cell office:value-type="string" calcext:value-type="string">
            <text:p>Minor Comment</text:p>
          </table:table-cell>
          <table:table-cell office:value-type="string" calcext:value-type="string">
            <text:p>Reviewer 3</text:p>
          </table:table-cell>
          <table:table-cell table:number-columns-repeated="1021"/>
        </table:table-row>
        <table:table-row table:style-name="ro1">
          <table:table-cell office:value-type="string" calcext:value-type="string">
            <text:p>3. <text:span text:style-name="T3">Line 46 “1000 Genomes Project, our” -&gt; “1000 Genomes Project data, our”. In fact, this entire final sentence of the Results part of the abstract could use a re-write.</text:span></text:p>
          </table:table-cell>
          <table:table-cell office:value-type="string" calcext:value-type="string">
            <text:p>Minor Comment</text:p>
          </table:table-cell>
          <table:table-cell office:value-type="string" calcext:value-type="string">
            <text:p>Reviewer 3</text:p>
          </table:table-cell>
          <table:table-cell table:number-columns-repeated="1021"/>
        </table:table-row>
        <table:table-row table:style-name="ro1">
          <table:table-cell office:value-type="string" calcext:value-type="string">
            <text:p>4. <text:span text:style-name="T3">Consider revision: “For candidate gene studies and later genome-wide association studies (GWAS), genomic control was developed.”</text:span></text:p>
          </table:table-cell>
          <table:table-cell office:value-type="string" calcext:value-type="string">
            <text:p>Minor Comment</text:p>
          </table:table-cell>
          <table:table-cell office:value-type="string" calcext:value-type="string">
            <text:p>Reviewer 3</text:p>
          </table:table-cell>
          <table:table-cell table:number-columns-repeated="1021"/>
        </table:table-row>
        <table:table-row table:style-name="ro1">
          <table:table-cell office:value-type="string" calcext:value-type="string">
            <text:p>5. <text:span text:style-name="T5">“</text:span><text:span text:style-name="T6">However, both approaches benefit if, prior to the analysis, study subjects whose genetic profile is very different from the other study subjects, e.g. “genetic outliers”, are removed from the data set.” This statement must be supported.</text:span></text:p>
          </table:table-cell>
          <table:table-cell office:value-type="string" calcext:value-type="string">
            <text:p>Minor Comment</text:p>
          </table:table-cell>
          <table:table-cell office:value-type="string" calcext:value-type="string">
            <text:p>Reviewer 3</text:p>
          </table:table-cell>
          <table:table-cell table:number-columns-repeated="1021"/>
        </table:table-row>
        <table:table-row table:style-name="ro1">
          <table:table-cell office:value-type="string" calcext:value-type="string">
            <text:p>6. <text:span text:style-name="T5">“</text:span><text:span text:style-name="T6">Many methods for exist for”</text:span></text:p>
          </table:table-cell>
          <table:table-cell office:value-type="string" calcext:value-type="string">
            <text:p>Minor Comment</text:p>
          </table:table-cell>
          <table:table-cell office:value-type="string" calcext:value-type="string">
            <text:p>Reviewer 3</text:p>
          </table:table-cell>
          <table:table-cell table:number-columns-repeated="1021"/>
        </table:table-row>
        <table:table-row table:style-name="ro1">
          <table:table-cell office:value-type="string" calcext:value-type="string">
            <text:p>7. <text:span text:style-name="T3">Fix Page 3, line 20</text:span></text:p>
          </table:table-cell>
          <table:table-cell office:value-type="string" calcext:value-type="string">
            <text:p>Minor Comment</text:p>
          </table:table-cell>
          <table:table-cell office:value-type="string" calcext:value-type="string">
            <text:p>Reviewer 3</text:p>
          </table:table-cell>
          <table:table-cell table:number-columns-repeated="1021"/>
        </table:table-row>
        <table:table-row table:style-name="ro1">
          <table:table-cell office:value-type="string" calcext:value-type="string">
            <text:p>8. <text:span text:style-name="T3">Equation 3 runs into the paragraph to the right.</text:span></text:p>
          </table:table-cell>
          <table:table-cell office:value-type="string" calcext:value-type="string">
            <text:p>Minor Comment</text:p>
          </table:table-cell>
          <table:table-cell office:value-type="string" calcext:value-type="string">
            <text:p>Reviewer 3</text:p>
          </table:table-cell>
          <table:table-cell table:number-columns-repeated="1021"/>
        </table:table-row>
        <table:table-row table:style-name="ro1">
          <table:table-cell office:value-type="string" calcext:value-type="string">
            <text:p>9. <text:span text:style-name="T3">Fig 3 comes before Fig 2 in the text.</text:span></text:p>
          </table:table-cell>
          <table:table-cell office:value-type="string" calcext:value-type="string">
            <text:p>Minor Comment</text:p>
          </table:table-cell>
          <table:table-cell office:value-type="string" calcext:value-type="string">
            <text:p>Reviewer 3</text:p>
          </table:table-cell>
          <table:table-cell table:number-columns-repeated="1021"/>
        </table:table-row>
        <table:table-row table:style-name="ro1">
          <table:table-cell office:value-type="string" calcext:value-type="string">
            <text:p>10. <text:span text:style-name="T3">Table 1 is referenced twice in the text in regards to two different preparations of the data. Which does it actually refer to?</text:span></text:p>
          </table:table-cell>
          <table:table-cell office:value-type="string" calcext:value-type="string">
            <text:p>Minor Comment</text:p>
          </table:table-cell>
          <table:table-cell office:value-type="string" calcext:value-type="string">
            <text:p>Reviewer 3</text:p>
          </table:table-cell>
          <table:table-cell table:number-columns-repeated="1021"/>
        </table:table-row>
        <table:table-row table:style-name="ro1" table:number-rows-repeated="10485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6">00/00/0000</text:date>, <text:time style:data-style-name="N2" text:time-value="15:12:47.319639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6:18:11.316529559</meta:creation-date>
    <dc:date>2016-12-06T16:25:21.554581531</dc:date>
    <meta:editing-duration>PT2H35M29S</meta:editing-duration>
    <meta:editing-cycles>5</meta:editing-cycles>
    <meta:generator>LibreOffice/4.2.8.2$Linux_X86_64 LibreOffice_project/420m0$Build-2</meta:generator>
    <meta:document-statistic meta:table-count="1" meta:cell-count="170" meta:object-count="0"/>
  </office:meta>
</office:document-meta>
</file>